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https://clyp.it/pmd3k0mb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Αυτά τα ρολόγια δεν δουλεύουν.</text:p>
          </table:table-cell>
        </table:table-row>
        <table:table-row table:style-name="ro1">
          <table:table-cell office:value-type="string" calcext:value-type="string">
            <text:p>https://clyp.it/rysdy43i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Σε αυτή τη βιβλιοθήκη υπάρχουν πολλά βιβλία.</text:p>
          </table:table-cell>
        </table:table-row>
        <table:table-row table:style-name="ro1">
          <table:table-cell office:value-type="string" calcext:value-type="string">
            <text:p>https://clyp.it/cjg1m4xl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Περίπου εξακόσιες γλώσσες είναι στη διαδικασία εξαφάνισης, εξαιτίας των Αγγλικών.</text:p>
          </table:table-cell>
        </table:table-row>
        <table:table-row table:style-name="ro1">
          <table:table-cell office:value-type="string" calcext:value-type="string">
            <text:p><text:a xlink:href="https://clyp.it/tqlhq2zq" xlink:type="simple">https://clyp.it/tqlhq2zq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Πού ζουν η Μαίρη κι ο Τομ;</text:p>
          </table:table-cell>
        </table:table-row>
        <table:table-row table:style-name="ro1">
          <table:table-cell office:value-type="string" calcext:value-type="string">
            <text:p>https://clyp.it/4rvrl32z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Πείτε του να πάψει ν' ανησυχεί.</text:p>
          </table:table-cell>
        </table:table-row>
        <table:table-row table:style-name="ro1">
          <table:table-cell office:value-type="string" calcext:value-type="string">
            <text:p>https://clyp.it/3osvckma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Καμία από τις μαθήτριες δε βρήκε τη σωστή απάντηση.</text:p>
          </table:table-cell>
        </table:table-row>
        <table:table-row table:style-name="ro1">
          <table:table-cell office:value-type="string" calcext:value-type="string">
            <text:p>https://clyp.it/mijrv0kd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Ο πατέρας της είναι πολύ ψηλός, ε;</text:p>
          </table:table-cell>
        </table:table-row>
        <table:table-row table:style-name="ro1">
          <table:table-cell office:value-type="string" calcext:value-type="string">
            <text:p>https://clyp.it/5mbzhi0f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Είμαστε σε μιά βιβλιοθήκη.</text:p>
          </table:table-cell>
        </table:table-row>
        <table:table-row table:style-name="ro1">
          <table:table-cell office:value-type="string" calcext:value-type="string">
            <text:p>https://clyp.it/sgkf5euo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Κατα τη διαρκεια της ημερας δεν κοιμουνται τοσο ανετα οσο τη νυχτα.</text:p>
          </table:table-cell>
        </table:table-row>
        <table:table-row table:style-name="ro1">
          <table:table-cell office:value-type="string" calcext:value-type="string">
            <text:p>https://clyp.it/snx0invb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Τα λουλούδια και τα δέντρα χρειάζονται καθαρό άερα και νερό.</text:p>
          </table:table-cell>
        </table:table-row>
        <table:table-row table:style-name="ro1">
          <table:table-cell office:value-type="string" calcext:value-type="string">
            <text:p>https://clyp.it/fypi3vxr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Πρέπει να το αφήσουμε εδώ.</text:p>
          </table:table-cell>
        </table:table-row>
        <table:table-row table:style-name="ro1">
          <table:table-cell office:value-type="string" calcext:value-type="string">
            <text:p>https://clyp.it/a3hde4cl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Αυτό το διαβατήριο έληξε.</text:p>
          </table:table-cell>
        </table:table-row>
        <table:table-row table:style-name="ro1">
          <table:table-cell office:value-type="string" calcext:value-type="string">
            <text:p>https://clyp.it/csn20rct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Αυτός ο τύπος έχει παλαβώσει!</text:p>
          </table:table-cell>
        </table:table-row>
        <table:table-row table:style-name="ro1">
          <table:table-cell office:value-type="string" calcext:value-type="string">
            <text:p>https://clyp.it/giknioly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Παρακαλώ, κολλήστε αυτό το αυτοκόλλητο σε αυτή την αποσκευή.</text:p>
          </table:table-cell>
        </table:table-row>
        <table:table-row table:style-name="ro1">
          <table:table-cell office:value-type="string" calcext:value-type="string">
            <text:p>https://clyp.it/e3w1lomo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Πιστεύετε ότι μπορείτε να με πιάσετε;</text:p>
          </table:table-cell>
        </table:table-row>
        <table:table-row table:style-name="ro1">
          <table:table-cell office:value-type="string" calcext:value-type="string">
            <text:p>https://clyp.it/db0w43ch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Παρακολούθησα έναν αγώνα μπέιζμπολ στην τηλεόραση.</text:p>
          </table:table-cell>
        </table:table-row>
        <table:table-row table:style-name="ro1">
          <table:table-cell office:value-type="string" calcext:value-type="string">
            <text:p>https://clyp.it/rpzrkxeo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Τι ώρα τρώει κανείς σπίτι σας για μεσημέρι;</text:p>
          </table:table-cell>
        </table:table-row>
        <table:table-row table:style-name="ro1">
          <table:table-cell office:value-type="string" calcext:value-type="string">
            <text:p>https://clyp.it/5w50az0c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Είμαι στο σπίτι ενός φίλου.</text:p>
          </table:table-cell>
        </table:table-row>
        <table:table-row table:style-name="ro1">
          <table:table-cell office:value-type="string" calcext:value-type="string">
            <text:p>https://clyp.it/4s0sj1we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Έχουν πουλήσει την τηλεόραση.</text:p>
          </table:table-cell>
        </table:table-row>
        <table:table-row table:style-name="ro1">
          <table:table-cell office:value-type="string" calcext:value-type="string">
            <text:p>https://clyp.it/yfff4ii3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Πες τες ότι είμαι απασχολημένος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9:01:35.295383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7T19:07:14.842641313</dc:date>
    <meta:editing-duration>PT12M</meta:editing-duration>
    <meta:editing-cycles>4</meta:editing-cycles>
    <meta:generator>LibreOffice/5.1.6.2$Linux_X86_64 LibreOffice_project/10m0$Build-2</meta:generator>
    <meta:document-statistic meta:table-count="1" meta:cell-count="63" meta:object-count="0"/>
  </office:meta>
</office:document-meta>
</file>